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 manifest:full-path="ObjectReplacement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Title" style:master-page-name="Standard"/>
    <style:style style:name="fr1" style:family="graphic" style:parent-style-name="OLE">
      <style:graphic-properties style:vertical-pos="middle" style:vertical-rel="baseline" style:horizontal-pos="from-left" style:horizontal-rel="paragraph" draw:ole-draw-aspect="1" draw:visible-area-top="0cm" draw:visible-area-width="4.482cm" draw:visible-area-height="1.236cm"/>
    </style:style>
    <style:style style:name="fr2" style:family="graphic" style:parent-style-name="OLE">
      <style:graphic-properties style:vertical-pos="middle" style:vertical-rel="baseline" style:horizontal-pos="from-left" style:horizontal-rel="paragraph" draw:ole-draw-aspect="1" draw:visible-area-top="0cm" draw:visible-area-width="5.046cm" draw:visible-area-height="1.377cm"/>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mple MathType in OOo</text:p>
      <text:p text:style-name="p">Sample MathType equations</text:p>
      <text:p text:style-name="p"><draw:frame draw:style-name="fr1" draw:name="Object1" text:anchor-type="as-char" svg:width="4.48cm" svg:height="1.235cm" draw:z-index="1"><draw:object-ole xlink:href="./Object 1" xlink:type="simple" xlink:show="embed" xlink:actuate="onLoad"/><draw:image xlink:href="./ObjectReplacements/Object 1" xlink:type="simple" xlink:show="embed" xlink:actuate="onLoad"/></draw:frame></text:p>
      <text:p text:style-name="p"><draw:frame draw:style-name="fr2" draw:name="Object2" text:anchor-type="as-char" svg:width="5.045cm" svg:height="1.376cm" draw:z-index="0"><draw:object-ole xlink:href="./Object 2" xlink:type="simple" xlink:show="embed" xlink:actuate="onLoad"/><draw:image xlink:href="./ObjectReplacements/Object 2" xlink:type="simple" xlink:show="embed" xlink:actuate="onLoad"/></draw:frame></text:p>
      <text:p text:style-name="p"/>
      <text:p text:style-name="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Sample MathType in OOo</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Sample MathType in OOo</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Sample MathType in OOo</dc:title>
    <meta:initial-creator>Daniel de Byl</meta:initial-creator>
    <meta:creation-date>2006-11-06T09:21:53</meta:creation-date>
    <dc:creator>Daniel de Byl</dc:creator>
    <dc:date>2007-01-02T10:29:18</dc:date>
    <dc:language>en-US</dc:language>
    <meta:editing-cycles>7</meta:editing-cycles>
    <meta:editing-duration>PT9M6S</meta:editing-duration>
    <meta:template xlink:type="simple" xlink:actuate="onRequest" xlink:role="template" xlink:href="../../../templates/ice-template.ott" xlink:title="ice-template" meta:date="2006-11-06T09:21:45"/>
    <meta:user-defined meta:name="Info 1"/>
    <meta:user-defined meta:name="Info 2"/>
    <meta:user-defined meta:name="Info 3"/>
    <meta:user-defined meta:name="Info 4"/>
    <meta:document-statistic meta:table-count="48" meta:image-count="0" meta:object-count="2" meta:page-count="1" meta:paragraph-count="56" meta:word-count="7" meta:character-count="181"/>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